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ceptorException.Intercepto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Exception.Interceptor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Exception.Intercepto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terceptorException.Interceptor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